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path draw:style-name="gr1" draw:text-style-name="P1" draw:layer="layout" svg:width="15.452cm" svg:height="6.264cm" svg:x="2.946cm" svg:y="7.223cm" svg:viewBox="0 0 15453 6265" svg:d="M1356 5715c0-1905 0-3810 0-5715 4699 0-4699 5715 0 5715 0 1905 14097-1905 14097 0-4699 0-9398 0-14097 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est Test</meta:initial-creator>
    <meta:creation-date>2019-10-29T09:29:29.19</meta:creation-date>
    <dc:date>2019-10-29T09:41:52.98</dc:date>
    <dc:creator>Test Test</dc:creator>
    <meta:editing-duration>PT12M24S</meta:editing-duration>
    <meta:editing-cycles>1</meta:editing-cycles>
    <meta:document-statistic meta:object-count="1"/>
    <meta:generator>OpenOffice/4.1.7$Win32 OpenOffice.org_project/417m1$Build-9800</meta:generator>
  </office:meta>
</office:document-meta>
</file>